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6cm" draw:marker-start-width="0.406cm" draw:marker-end-width="0.406cm" draw:fill="solid" draw:fill-color="#e6e6ff" draw:fill-gradient-name="Rect_20_Yellow" draw:fill-hatch-name="Black_20_0_20_Degrees" draw:textarea-horizontal-align="justify" draw:textarea-vertical-align="middle" draw:auto-grow-height="false" fo:padding-top="0.162cm" fo:padding-bottom="0.162cm" fo:padding-left="0.287cm" fo:padding-right="0.287cm" draw:shadow-offset-x="0.305cm" draw:shadow-offset-y="0.305cm"/>
    </style:style>
    <style:style style:name="gr2" style:family="graphic" style:parent-style-name="standard">
      <style:graphic-properties draw:stroke="none" svg:stroke-width="0.076cm" draw:marker-start-width="0.406cm" draw:marker-end-width="0.406cm" draw:fill="solid" draw:fill-color="#e6e6ff" draw:fill-gradient-name="Gradient_20_11" draw:fill-hatch-name="Black_20_0_20_Degrees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width="0cm" draw:marker-start-width="0.305cm" draw:marker-end-width="0.305cm" draw:fill="solid" draw:fill-color="#e6e6ff" draw:fill-gradient-name="Rectangular_20_red_2f_white" draw:fill-hatch-name="Black_20_0_20_Degrees" draw:textarea-horizontal-align="justify" draw:textarea-vertical-align="middle" draw:auto-grow-height="false" fo:padding-top="0.125cm" fo:padding-bottom="0.125cm" fo:padding-left="0.25cm" fo:padding-right="0.25cm" draw:shadow-offset-x="0.305cm" draw:shadow-offset-y="0.305cm"/>
    </style:style>
    <style:style style:name="gr4" style:family="graphic" style:parent-style-name="standard">
      <style:graphic-properties draw:stroke="dash" draw:stroke-dash="Fine_20_Dashed_20__28_var_29_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76cm" svg:stroke-color="#0047ff" draw:marker-start-width="0.406cm" draw:marker-end="Arrow" draw:marker-end-width="0.33cm" draw:textarea-horizontal-align="center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svg:stroke-width="0.051cm" svg:stroke-color="#7da647" draw:marker-start-width="0.356cm" draw:marker-end-width="0.356cm" draw:fill="gradient" draw:fill-gradient-name="Gradient_20_11" draw:fill-hatch-name="Black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1cm" svg:stroke-color="#cccc00" draw:marker-start-width="0.356cm" draw:marker-end-width="0.356cm" draw:fill="gradient" draw:fill-gradient-name="Rect_20_Yellow" draw:fill-hatch-name="Black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99284c" draw:marker-start-width="0.381cm" draw:marker-end-width="0.381cm" draw:fill="gradient" draw:fill-gradient-name="Rectangular_20_red_2f_white" draw:fill-hatch-name="Black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draw:marker-start-width="0.33cm" draw:marker-end="Arrow" draw:marker-end-width="0.279cm" draw:textarea-horizontal-align="center" draw:textarea-vertical-align="middle" fo:padding-top="0.137cm" fo:padding-bottom="0.137cm" fo:padding-left="0.262cm" fo:padding-right="0.26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14cm" svg:height="3cm" svg:x="15.007cm" svg:y="2.937cm">
          <text:p text:style-name="P1">Inner Service</text:p>
          <text:p text:style-name="P1">(Protecte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77cm" svg:height="2.895cm" svg:x="15.944cm" svg:y="5.653cm">
          <text:p text:style-name="P1">Proxy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77cm" svg:height="2.895cm" svg:x="6.243cm" svg:y="5.652cm">
          <text:p text:style-name="P1">Proxy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59cm" svg:height="2.645cm" svg:x="5.658cm" svg:y="3.27cm">
          <text:p text:style-name="P1">Outer Serv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955cm" svg:height="6.636cm" svg:x="14.167cm" svg:y="2.2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819cm" svg:y1="6.829cm" svg:x2="10.509cm" svg:y2="6.829cm">
          <text:p/>
        </draw:line>
        <draw:custom-shape draw:style-name="gr6" draw:text-style-name="P1" draw:layer="layout" svg:width="4.377cm" svg:height="2.895cm" svg:x="15.796cm" svg:y="5.376cm">
          <text:p text:style-name="P1">Proxy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5.916cm" svg:height="0.963cm" svg:x="15.391cm" svg:y="1.069cm">
          <draw:text-box>
            <text:p>High-Security Zone</text:p>
          </draw:text-box>
        </draw:frame>
        <draw:custom-shape draw:style-name="gr8" draw:text-style-name="P1" draw:layer="layout" svg:width="6.514cm" svg:height="3cm" svg:x="14.807cm" svg:y="2.737cm">
          <text:p text:style-name="P1">Inner Service</text:p>
          <text:p text:style-name="P1">(Protecte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377cm" svg:height="2.895cm" svg:x="6.071cm" svg:y="5.403cm">
          <text:p text:style-name="P1">Proxy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559cm" svg:height="2.645cm" svg:x="5.463cm" svg:y="3.071cm">
          <text:p text:style-name="P1">Outer Serv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213cm" svg:y1="1.852cm" svg:x2="8.213cm" svg:y2="2.994cm">
          <text:p/>
        </draw:line>
        <draw:line draw:style-name="gr10" draw:text-style-name="P1" draw:layer="layout" svg:x1="10.414cm" svg:y1="2.069cm" svg:x2="9.744cm" svg:y2="3.229cm">
          <text:p/>
        </draw:line>
        <draw:line draw:style-name="gr10" draw:text-style-name="P1" draw:layer="layout" svg:x1="6.066cm" svg:y1="2.07cm" svg:x2="6.736cm" svg:y2="3.23cm">
          <text:p/>
        </draw:line>
        <draw:frame draw:style-name="gr7" draw:layer="layout" svg:width="5.675cm" svg:height="0.963cm" svg:x="5.491cm" svg:y="0.67cm">
          <draw:text-box>
            <text:p>External Requests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1" draw:display-name="Gradient 11" draw:style="rectangular" draw:cx="50%" draw:cy="50%" draw:start-color="#33cc66" draw:end-color="#ffffff" draw:start-intensity="100%" draw:end-intensity="100%" draw:angle="450" draw:border="5%"/>
    <draw:gradient draw:name="Rect_20_Yellow" draw:display-name="Rect Yellow" draw:style="rectangular" draw:cx="50%" draw:cy="50%" draw:start-color="#ffff00" draw:end-color="#ffffff" draw:start-intensity="100%" draw:end-intensity="100%" draw:angle="450" draw:border="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ers Rundgren</meta:initial-creator>
    <meta:creation-date>2010-08-24T09:33:34</meta:creation-date>
    <meta:editing-duration>PT13H55M53S</meta:editing-duration>
    <meta:editing-cycles>54</meta:editing-cycles>
    <dc:date>2012-04-27T17:22:42.84</dc:date>
    <dc:creator>Anders Rundgren</dc:creator>
    <meta:generator>OpenOffice.org/3.2$Win32 OpenOffice.org_project/320m18$Build-9502</meta:generator>
    <dc:description>By Anders Rundgren, 2010</dc:description>
    <dc:title>SPOC System Overwiev</dc:title>
    <meta:document-statistic meta:object-count="38"/>
  </office:meta>
</office:document-meta>
</file>